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Zadanie 1.1</text:p>
          </table:table-cell>
          <table:table-cell table:style-name="Default" office:value-type="string" calcext:value-type="string">
            <text:p>Zadanie 1.2</text:p>
          </table:table-cell>
          <table:table-cell table:style-name="Default" office:value-type="string" calcext:value-type="string">
            <text:p>Zadanie 2.1</text:p>
          </table:table-cell>
          <table:table-cell table:style-name="Default" office:value-type="string" calcext:value-type="string">
            <text:p>Zadanie 2.2</text:p>
          </table:table-cell>
          <table:table-cell table:style-name="Default" office:value-type="string" calcext:value-type="string">
            <text:p>Zadanie 2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3923154" calcext:value-type="float">
            <text:p>4,84E-01</text:p>
          </table:table-cell>
          <table:table-cell office:value-type="float" office:value="3.33066907E-016" calcext:value-type="float">
            <text:p>3,33E-16</text:p>
          </table:table-cell>
          <table:table-cell office:value-type="float" office:value="0.00120664478" calcext:value-type="float">
            <text:p>1,21E-03</text:p>
          </table:table-cell>
          <table:table-cell office:value-type="float" office:value="0.000106578364" calcext:value-type="float">
            <text:p>1,07E-04</text:p>
          </table:table-cell>
          <table:table-cell office:value-type="float" office:value="5.55111512E-017" calcext:value-type="float">
            <text:p>5,55E-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0675991" calcext:value-type="float">
            <text:p>1,21E-01</text:p>
          </table:table-cell>
          <table:table-cell office:value-type="float" office:value="3.33066907E-016" calcext:value-type="float">
            <text:p>3,33E-16</text:p>
          </table:table-cell>
          <table:table-cell office:value-type="float" office:value="0.000364351982" calcext:value-type="float">
            <text:p>3,64E-04</text:p>
          </table:table-cell>
          <table:table-cell office:value-type="float" office:value="0.0000347259097" calcext:value-type="float">
            <text:p>3,47E-05</text:p>
          </table:table-cell>
          <table:table-cell office:value-type="float" office:value="1.11022302E-016" calcext:value-type="float">
            <text:p>1,11E-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97598826" calcext:value-type="float">
            <text:p>5,98E-03</text:p>
          </table:table-cell>
          <table:table-cell office:value-type="float" office:value="1.66533454E-015" calcext:value-type="float">
            <text:p>1,67E-15</text:p>
          </table:table-cell>
          <table:table-cell office:value-type="float" office:value="0.0000170103659" calcext:value-type="float">
            <text:p>1,70E-05</text:p>
          </table:table-cell>
          <table:table-cell office:value-type="float" office:value="0.00000164621427" calcext:value-type="float">
            <text:p>1,65E-06</text:p>
          </table:table-cell>
          <table:table-cell office:value-type="float" office:value="1.05471187E-015" calcext:value-type="float">
            <text:p>1,05E-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52295974" calcext:value-type="float">
            <text:p>1,52E-03</text:p>
          </table:table-cell>
          <table:table-cell office:value-type="float" office:value="1.80411242E-015" calcext:value-type="float">
            <text:p>1,80E-15</text:p>
          </table:table-cell>
          <table:table-cell office:value-type="float" office:value="0.00000433786785" calcext:value-type="float">
            <text:p>4,34E-06</text:p>
          </table:table-cell>
          <table:table-cell office:value-type="float" office:value="0.000000420052994" calcext:value-type="float">
            <text:p>4,20E-07</text:p>
          </table:table-cell>
          <table:table-cell office:value-type="float" office:value="2.88657986E-015" calcext:value-type="float">
            <text:p>2,89E-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618938561" calcext:value-type="float">
            <text:p>6,19E-05</text:p>
          </table:table-cell>
          <table:table-cell office:value-type="float" office:value="0.00000000000002531309" calcext:value-type="float">
            <text:p>2,53E-14</text:p>
          </table:table-cell>
          <table:table-cell office:value-type="float" office:value="0.000000176313343" calcext:value-type="float">
            <text:p>1,76E-07</text:p>
          </table:table-cell>
          <table:table-cell office:value-type="float" office:value="0.0000000170782399" calcext:value-type="float">
            <text:p>1,71E-08</text:p>
          </table:table-cell>
          <table:table-cell office:value-type="float" office:value="0.0000000000000731637" calcext:value-type="float">
            <text:p>7,32E-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55040545" calcext:value-type="float">
            <text:p>1,55E-05</text:p>
          </table:table-cell>
          <table:table-cell office:value-type="float" office:value="0.00000000000014940826" calcext:value-type="float">
            <text:p>1,49E-13</text:p>
          </table:table-cell>
          <table:table-cell office:value-type="float" office:value="0.0000000441607655" calcext:value-type="float">
            <text:p>4,42E-08</text:p>
          </table:table-cell>
          <table:table-cell office:value-type="float" office:value="0.00000000427323527" calcext:value-type="float">
            <text:p>4,27E-09</text:p>
          </table:table-cell>
          <table:table-cell office:value-type="float" office:value="0.00000000000054689586" calcext:value-type="float">
            <text:p>5,47E-1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621152012" calcext:value-type="float">
            <text:p>6,21E-07</text:p>
          </table:table-cell>
          <table:table-cell office:value-type="float" office:value="0.00000000000174349424" calcext:value-type="float">
            <text:p>1,74E-12</text:p>
          </table:table-cell>
          <table:table-cell office:value-type="float" office:value="0.00000000196563499" calcext:value-type="float">
            <text:p>1,97E-09</text:p>
          </table:table-cell>
          <table:table-cell office:value-type="float" office:value="0.000000000240368003" calcext:value-type="float">
            <text:p>2,40E-10</text:p>
          </table:table-cell>
          <table:table-cell office:value-type="float" office:value="0.0000000000248198129" calcext:value-type="float">
            <text:p>2,48E-1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0155327803" calcext:value-type="float">
            <text:p>1,55E-07</text:p>
          </table:table-cell>
          <table:table-cell office:value-type="float" office:value="0.0000000000020552865" calcext:value-type="float">
            <text:p>2,06E-12</text:p>
          </table:table-cell>
          <table:table-cell office:value-type="float" office:value="0.0000000000836835046" calcext:value-type="float">
            <text:p>8,37E-11</text:p>
          </table:table-cell>
          <table:table-cell office:value-type="float" office:value="0.000000000512581588" calcext:value-type="float">
            <text:p>5,13E-10</text:p>
          </table:table-cell>
          <table:table-cell office:value-type="float" office:value="0.0000000000466991446" calcext:value-type="float">
            <text:p>4,67E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l" fo:country="PL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9T23:37:13.371000000</dc:date>
    <meta:editing-duration>PT21H53M44S</meta:editing-duration>
    <meta:editing-cycles>3</meta:editing-cycles>
    <meta:generator>LibreOffice/7.4.2.3$Windows_X86_64 LibreOffice_project/382eef1f22670f7f4118c8c2dd222ec7ad009daf</meta:generator>
    <meta:document-statistic meta:table-count="1" meta:cell-count="54" meta:object-count="0"/>
  </office:meta>
</office:document-meta>
</file>